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ans" svg:font-family="OpenSans, sans-serif"/>
    <style:font-face style:name="Calibri" svg:font-family="Calibri" style:font-family-generic="swiss"/>
    <style:font-face style:name="FreeSans1" svg:font-family="FreeSans" style:font-family-generic="swiss"/>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top="0.0791in" fo:margin-bottom="0.0791in" loext:contextual-spacing="false"/>
      <style:text-properties style:use-window-font-color="true" style:font-name="Calibri"/>
    </style:style>
    <style:style style:name="P2" style:family="paragraph" style:parent-style-name="Standard">
      <style:paragraph-properties fo:margin-top="0.0791in" fo:margin-bottom="0.0791in" loext:contextual-spacing="false"/>
      <style:text-properties style:use-window-font-color="true" style:font-name="Calibri" officeooo:paragraph-rsid="00124e31"/>
    </style:style>
    <style:style style:name="T1" style:family="text">
      <style:text-properties officeooo:rsid="0010ad24"/>
    </style:style>
    <style:style style:name="T2" style:family="text">
      <style:text-properties officeooo:rsid="0011d8d2"/>
    </style:style>
    <style:style style:name="T3" style:family="text">
      <style:text-properties fo:font-variant="normal" fo:text-transform="none" fo:font-size="12pt" fo:letter-spacing="normal" fo:font-style="normal" fo:font-weight="normal"/>
    </style:style>
    <style:style style:name="T4" style:family="text">
      <style:text-properties fo:font-weight="bold" style:font-weight-asian="bold" style:font-weight-complex="bold"/>
    </style:style>
    <style:style style:name="T5" style:family="text">
      <style:text-properties fo:font-weight="normal" officeooo:rsid="00124e31" style:font-weight-asian="normal" style:font-weight-complex="normal"/>
    </style:style>
    <style:style style:name="T6" style:family="text">
      <style:text-properties fo:font-weight="normal" officeooo:rsid="001341f8" style:font-weight-asian="normal"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4">* Variables: </text:span><text:span text:style-name="T1">Son datos que se guardan para ser utilizados en distintas operaciones en algun momento. Su contenido puede cambiar cada vez que decida asignarle un valor difente. Se me ocurre pensarlas como un sobre donde guardo algo y le pongo un nombre pero en otro momento puedo cambiar el contenido del sobre y aunque conserva su nombre.</text:span></text:p>
      <text:p text:style-name="P2"><text:span text:style-name="T4">* Strings: </text:span><text:span text:style-name="T1">Son bloques de </text:span><text:span text:style-name="T3">letras, números, palabras o cualquier otra cosa</text:span><text:span text:style-name="T1"> que vaya entre comillas. </text:span></text:p>
      <text:p text:style-name="P1"><text:span text:style-name="T4">* Funciones: </text:span><text:span text:style-name="T1">Son bloques de codigo que tienen “dentro” la solucion de un problema y son reutilizables.</text:span></text:p>
      <text:p text:style-name="P1"><text:span text:style-name="T4">* Declaraciones `if`: </text:span><text:span text:style-name="T5">Expresa una condicion. </text:span><text:span text:style-name="T6">Le permite al codigo avanzar para un lado si se cumple una condicion y sino hace otra cosa. Un ejemplo seria:<text:line-break/><text:line-break/>if(tengo barbijo puesto) {<text:line-break/><text:tab/>return “Podes salir a la calle”;<text:line-break/>} else if(tengo el barbijo guardado) {<text:line-break/><text:tab/>return “Ponetelo”; <text:line-break/>} else {<text:line-break/><text:tab/>return “No salgas a la calle”;<text:line-break/>}</text:span></text:p>
      <text:p text:style-name="P1"><text:span text:style-name="T4">* Valores booleanos (`true`, `false`):</text:span> <text:span text:style-name="T2">un valor que arroja unicamente 2 opciones. O “true” o “false”. Por ejemplo si yo le “digo” a la consola que 6 es igual a 4 (6 === 4) me arojara un resultado falso. En cambio si le digo que 4 es igual a 2 + 2 me dira que es verdadero.<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ans" svg:font-family="OpenSans, sans-serif"/>
    <style:font-face style:name="Calibri" svg:font-family="Calibri" style:font-family-generic="swiss"/>
    <style:font-face style:name="FreeSans1" svg:font-family="FreeSans" style:font-family-generic="swiss"/>
    <style:font-face style:name="Chandas" svg:font-family="Chanda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7.3$Linux_X86_64 LibreOffice_project/00m0$Build-3</meta:generator>
    <meta:editing-cycles>0</meta:editing-cycles>
    <meta:editing-duration>P0D</meta:editing-duration>
    <meta:document-statistic meta:table-count="0" meta:image-count="0" meta:object-count="0" meta:page-count="1" meta:paragraph-count="5" meta:word-count="204" meta:character-count="1131" meta:non-whitespace-character-count="925"/>
  </office:meta>
</office:document-meta>
</file>